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4000000E00D77D90E.png" manifest:media-type="image/png"/>
  <manifest:file-entry manifest:full-path="Pictures/10000000000004B0000002A3656BF42D.png" manifest:media-type="image/png"/>
  <manifest:file-entry manifest:full-path="Pictures/1000000000000102000000C40BB3C99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8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México</text:p>
          </draw:text-box>
        </draw:frame>
        <draw:frame presentation:style-name="pr2" draw:layer="layout" svg:width="24.639cm" svg:height="12.17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2cm" svg:height="14.486cm" svg:x="1.4cm" svg:y="4.955cm">
          <draw:image xlink:href="Pictures/10000000000004B0000002A3656BF4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idade do Méxic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A capital </text:p>
              </text:list-item>
            </text:list>
          </draw:text-box>
        </draw:frame>
        <draw:frame draw:style-name="gr1" draw:text-style-name="P1" draw:layer="layout" svg:width="25.2cm" svg:height="14.657cm" svg:x="30.799cm" svg:y="8.143cm">
          <draw:image xlink:href="Pictures/1000000000000102000000C40BB3C994.png" xlink:type="simple" xlink:show="embed" xlink:actuate="onLoad">
            <text:p/>
          </draw:image>
        </draw:frame>
        <draw:frame draw:style-name="gr1" draw:text-style-name="P1" draw:layer="layout" svg:width="20.8cm" svg:height="10cm" svg:x="3cm" svg:y="6.2cm">
          <draw:image xlink:href="Pictures/1000000000000194000000E00D77D9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População atual do mexico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12T12:28:00</meta:creation-date>
    <dc:date>2017-07-12T12:45:39</dc:date>
    <meta:editing-duration>PT1M9S</meta:editing-duration>
    <meta:editing-cycles>1</meta:editing-cycles>
    <meta:document-statistic meta:object-count="36"/>
    <meta:generator>LibreOffice/3.5$Linux_x86 LibreOffice_project/350m1$Build-2</meta:generator>
  </office:meta>
</office:document-meta>
</file>